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MAGNETIC SHIPS HEAD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H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Y SYMBOLS STATE OF THE WEATHER</text:p>
          </table:table-cell>
          <table:table-cell office:value-type="string">
            <text:p>FORMS OF SYMBOLS CLOUDS BY</text:p>
          </table:table-cell>
          <table:table-cell office:value-type="string">
            <text:p>SKY, IN 10THS PROP</text:p>
          </table:table-cell>
          <table:table-cell office:value-type="string">
            <text:p>STATE SEA OF TH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ION MAGNETIC</text:p>
          </table:table-cell>
          <table:table-cell office:value-type="string">
            <text:p>DURING MILES FORCE INTERVA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ATT'D THER</text:p>
          </table:table-cell>
          <table:table-cell office:value-type="string">
            <text:p>AIR BULB DRY</text:p>
          </table:table-cell>
          <table:table-cell office:value-type="string">
            <text:p>BULB WET AIR</text:p>
          </table:table-cell>
          <table:table-cell office:value-type="string">
            <text:p>WATER SURF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3/4E</text:p>
          </table:table-cell>
          <table:table-cell office:value-type="string">
            <text:p>EBN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29.91</text:p>
          </table:table-cell>
          <table:table-cell office:value-type="string">
            <text:p>48</text:p>
          </table:table-cell>
          <table:table-cell office:value-type="string">
            <text:p>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M</text:p>
          </table:table-cell>
          <table:table-cell office:value-type="string">
            <text:p>NIMB STEAMER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29.88</text:p>
          </table:table-cell>
          <table:table-cell office:value-type="string">
            <text:p>41</text:p>
          </table:table-cell>
          <table:table-cell office:value-type="string">
            <text:p>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P</text:p>
          </table:table-cell>
          <table:table-cell office:value-type="string">
            <text:p>11.5</text:p>
          </table:table-cell>
          <table:table-cell office:value-type="string">
            <text:p/>
          </table:table-cell>
          <table:table-cell office:value-type="string">
            <text:p>29.80</text:p>
          </table:table-cell>
          <table:table-cell office:value-type="string">
            <text:p>48</text:p>
          </table:table-cell>
          <table:table-cell office:value-type="string">
            <text:p>-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KNOTS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29.73</text:p>
          </table:table-cell>
          <table:table-cell office:value-type="string">
            <text:p>40</text:p>
          </table:table-cell>
          <table:table-cell office:value-type="string">
            <text:p>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NIMB CUM CIR CIR STEAMER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3/4E</text:p>
          </table:table-cell>
          <table:table-cell office:value-type="string">
            <text:p>EBN</text:p>
          </table:table-cell>
          <table:table-cell office:value-type="string">
            <text:p>20.3</text:p>
          </table:table-cell>
          <table:table-cell office:value-type="string">
            <text:p/>
          </table:table-cell>
          <table:table-cell office:value-type="string">
            <text:p>29.70</text:p>
          </table:table-cell>
          <table:table-cell office:value-type="string">
            <text:p>47</text:p>
          </table:table-cell>
          <table:table-cell office:value-type="string">
            <text:p>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CUM STEAMER 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5.5</text:p>
          </table:table-cell>
          <table:table-cell office:value-type="string">
            <text:p/>
          </table:table-cell>
          <table:table-cell office:value-type="string">
            <text:p>29.69</text:p>
          </table:table-cell>
          <table:table-cell office:value-type="string">
            <text:p>51</text:p>
          </table:table-cell>
          <table:table-cell office:value-type="string">
            <text:p>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CIR 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WET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29.48</text:p>
          </table:table-cell>
          <table:table-cell office:value-type="string">
            <text:p>53</text:p>
          </table:table-cell>
          <table:table-cell office:value-type="string">
            <text:p>-1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Z</text:p>
          </table:table-cell>
          <table:table-cell office:value-type="string">
            <text:p>NIMB CUM CIR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 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273, 490), (337, 490), (337, 542), (273, 542)]</text:p>
          </table:table-cell>
          <table:table-cell office:value-type="string">
            <text:p>[(358, 489), (416, 489), (416, 540), (358, 540)]</text:p>
          </table:table-cell>
          <table:table-cell office:value-type="string">
            <text:p>[(422, 514), (475, 514), (475, 600), (422, 600)]</text:p>
          </table:table-cell>
          <table:table-cell office:value-type="string">
            <text:p>[(503, 615), (692, 615), (692, 670), (503, 670)][(502, 548), (703, 548), (703, 599), (502, 599)][(538, 490), (698, 490), (698, 540), (538, 540)]</text:p>
          </table:table-cell>
          <table:table-cell office:value-type="string">
            <text:p>[(862, 433), (937, 433), (937, 484), (862, 484)]</text:p>
          </table:table-cell>
          <table:table-cell office:value-type="string">
            <text:p/>
          </table:table-cell>
          <table:table-cell office:value-type="string">
            <text:p>[(1062, 520), (1113, 520), (1113, 601), (1062, 601)]</text:p>
          </table:table-cell>
          <table:table-cell office:value-type="string">
            <text:p>[(1161, 432), (1286, 432), (1286, 485), (1161, 485)]</text:p>
          </table:table-cell>
          <table:table-cell office:value-type="string">
            <text:p/>
          </table:table-cell>
          <table:table-cell office:value-type="string">
            <text:p>[(1350, 430), (1496, 430), (1496, 484), (1350, 48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1, 510), (1683, 510), (1683, 563), (1561, 563)][(1562, 464), (1682, 464), (1682, 517), (1562, 517)][(1582, 490), (1664, 490), (1664, 544), (1582, 544)]</text:p>
          </table:table-cell>
          <table:table-cell office:value-type="string">
            <text:p>[(1733, 464), (1841, 464), (1841, 516), (1733, 516)][(1736, 511), (1823, 511), (1823, 563), (1736, 563)][(1728, 491), (1838, 491), (1838, 542), (1728, 542)]</text:p>
          </table:table-cell>
          <table:table-cell office:value-type="string">
            <text:p>[(1863, 469), (1914, 469), (1914, 603), (1863, 603)][(1840, 465), (1890, 465), (1890, 602), (1840, 602)]</text:p>
          </table:table-cell>
          <table:table-cell office:value-type="string">
            <text:p>[(1924, 463), (1986, 463), (1986, 513), (1924, 513)][(1937, 512), (1974, 512), (1974, 561), (1937, 561)][(1928, 488), (1987, 488), (1987, 538), (1928, 538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11, 520), (927, 520), (927, 571), (811, 571)][(749, 570), (946, 570), (946, 622), (749, 622)]</text:p>
          </table:table-cell>
          <table:table-cell office:value-type="string">
            <text:p>[(968, 572), (1083, 572), (1083, 624), (968, 624)][(963, 499), (1075, 499), (1075, 546), (963, 546)][(998, 522), (1062, 522), (1062, 570), (998, 570)][(953, 621), (1121, 621), (1121, 672), (953, 672)]</text:p>
          </table:table-cell>
          <table:table-cell office:value-type="string">
            <text:p/>
          </table:table-cell>
          <table:table-cell office:value-type="string">
            <text:p>[(1145, 509), (1242, 509), (1242, 559), (1145, 559)][(1158, 539), (1222, 539), (1222, 588), (1158, 588)]</text:p>
          </table:table-cell>
          <table:table-cell office:value-type="string">
            <text:p>[(1257, 538), (1308, 538), (1308, 587), (1257, 587)][(1255, 510), (1308, 510), (1308, 560), (1255, 560)]</text:p>
          </table:table-cell>
          <table:table-cell office:value-type="string">
            <text:p>[(1337, 500), (1371, 500), (1371, 549), (1337, 549)][(1325, 548), (1377, 548), (1377, 597), (1325, 597)][(1333, 526), (1374, 526), (1374, 574), (1333, 574)]</text:p>
          </table:table-cell>
          <table:table-cell office:value-type="string">
            <text:p>[(1396, 547), (1448, 547), (1448, 597), (1396, 597)][(1403, 524), (1448, 524), (1448, 574), (1403, 574)][(1404, 498), (1442, 498), (1442, 547), (1404, 547)]</text:p>
          </table:table-cell>
          <table:table-cell office:value-type="string">
            <text:p>[(1462, 501), (1526, 501), (1526, 550), (1462, 550)][(1461, 544), (1527, 544), (1527, 593), (1461, 59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70, 630), (347, 630), (347, 685), (270, 68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5, 692), (327, 692), (327, 743), (305, 74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5, 754), (328, 754), (328, 804), (305, 80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7, 821), (330, 821), (330, 868), (307, 86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26, 809), (706, 809), (706, 871), (526, 871)]</text:p>
          </table:table-cell>
          <table:table-cell office:value-type="string">
            <text:p>[(787, 817), (924, 817), (924, 872), (787, 872)]</text:p>
          </table:table-cell>
          <table:table-cell office:value-type="string">
            <text:p>[(992, 821), (1031, 821), (1031, 870), (992, 870)]</text:p>
          </table:table-cell>
          <table:table-cell office:value-type="string">
            <text:p/>
          </table:table-cell>
          <table:table-cell office:value-type="string">
            <text:p>[(1123, 826), (1220, 826), (1220, 875), (1123, 875)]</text:p>
          </table:table-cell>
          <table:table-cell office:value-type="string">
            <text:p>[(1258, 822), (1305, 822), (1305, 874), (1258, 874)]</text:p>
          </table:table-cell>
          <table:table-cell office:value-type="string">
            <text:p>[(1320, 821), (1378, 821), (1378, 873), (1320, 87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7, 824), (1664, 824), (1664, 873), (1567, 873)]</text:p>
          </table:table-cell>
          <table:table-cell office:value-type="string">
            <text:p>[(1703, 839), (1828, 839), (1828, 886), (1703, 886)][(1713, 787), (1789, 787), (1789, 834), (1713, 834)]</text:p>
          </table:table-cell>
          <table:table-cell office:value-type="string">
            <text:p>[(1865, 822), (1890, 822), (1890, 871), (1865, 871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2, 887), (329, 887), (329, 932), (302, 93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8, 943), (331, 943), (331, 990), (308, 99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1, 1008), (333, 1008), (333, 1054), (311, 105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6, 998), (626, 998), (626, 1047), (596, 1047)]</text:p>
          </table:table-cell>
          <table:table-cell office:value-type="string">
            <text:p>[(826, 1003), (849, 1003), (849, 1053), (826, 1053)]</text:p>
          </table:table-cell>
          <table:table-cell office:value-type="string">
            <text:p>[(999, 1007), (1037, 1007), (1037, 1057), (999, 1057)]</text:p>
          </table:table-cell>
          <table:table-cell office:value-type="string">
            <text:p/>
          </table:table-cell>
          <table:table-cell office:value-type="string">
            <text:p>[(1133, 1010), (1245, 1010), (1245, 1061), (1133, 1061)]</text:p>
          </table:table-cell>
          <table:table-cell office:value-type="string">
            <text:p>[(1255, 1010), (1288, 1010), (1288, 1061), (1255, 1061)]</text:p>
          </table:table-cell>
          <table:table-cell office:value-type="string">
            <text:p>[(1324, 1009), (1383, 1009), (1383, 1060), (1324, 106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1, 1001), (1622, 1001), (1622, 1051), (1591, 1051)]</text:p>
          </table:table-cell>
          <table:table-cell office:value-type="string">
            <text:p>[(1749, 1000), (1777, 1000), (1777, 1048), (1749, 1048)]</text:p>
          </table:table-cell>
          <table:table-cell office:value-type="string">
            <text:p>[(1846, 1005), (1893, 1005), (1893, 1055), (1846, 105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1067), (332, 1067), (332, 1113), (313, 111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1132), (335, 1132), (335, 1181), (309, 118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2, 1195), (335, 1195), (335, 1242), (312, 124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6, 1183), (622, 1183), (622, 1234), (596, 1234)]</text:p>
          </table:table-cell>
          <table:table-cell office:value-type="string">
            <text:p>[(827, 1180), (849, 1180), (849, 1230), (827, 1230)]</text:p>
          </table:table-cell>
          <table:table-cell office:value-type="string">
            <text:p>[(997, 1162), (1063, 1162), (1063, 1248), (997, 1248)]</text:p>
          </table:table-cell>
          <table:table-cell office:value-type="string">
            <text:p/>
          </table:table-cell>
          <table:table-cell office:value-type="string">
            <text:p>[(1131, 1193), (1240, 1193), (1240, 1247), (1131, 1247)]</text:p>
          </table:table-cell>
          <table:table-cell office:value-type="string">
            <text:p>[(1263, 1199), (1309, 1199), (1309, 1250), (1263, 1250)]</text:p>
          </table:table-cell>
          <table:table-cell office:value-type="string">
            <text:p>[(1322, 1197), (1389, 1197), (1389, 1247), (1322, 124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5, 1196), (1646, 1196), (1646, 1244), (1575, 1244)]</text:p>
          </table:table-cell>
          <table:table-cell office:value-type="string">
            <text:p>[(1749, 1193), (1778, 1193), (1778, 1242), (1749, 1242)]</text:p>
          </table:table-cell>
          <table:table-cell office:value-type="string">
            <text:p>[(1863, 1193), (1902, 1193), (1902, 1244), (1863, 124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3, 1256), (332, 1256), (332, 1301), (303, 130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4, 1319), (331, 1319), (331, 1364), (304, 136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4, 1379), (352, 1379), (352, 1424), (284, 142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73, 1368), (596, 1368), (596, 1418), (573, 1418)]</text:p>
          </table:table-cell>
          <table:table-cell office:value-type="string">
            <text:p>[(823, 1370), (843, 1370), (843, 1420), (823, 1420)]</text:p>
          </table:table-cell>
          <table:table-cell office:value-type="string">
            <text:p>[(1000, 1372), (1045, 1372), (1045, 1423), (1000, 1423)]</text:p>
          </table:table-cell>
          <table:table-cell office:value-type="string">
            <text:p/>
          </table:table-cell>
          <table:table-cell office:value-type="string">
            <text:p>[(1133, 1380), (1239, 1380), (1239, 1431), (1133, 1431)]</text:p>
          </table:table-cell>
          <table:table-cell office:value-type="string">
            <text:p>[(1262, 1386), (1305, 1386), (1305, 1436), (1262, 1436)]</text:p>
          </table:table-cell>
          <table:table-cell office:value-type="string">
            <text:p>[(1328, 1371), (1395, 1371), (1395, 1430), (1328, 143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7, 1382), (1637, 1382), (1637, 1434), (1577, 1434)]</text:p>
          </table:table-cell>
          <table:table-cell office:value-type="string">
            <text:p>[(1698, 1467), (1801, 1467), (1801, 1522), (1698, 1522)][(1702, 1422), (1814, 1422), (1814, 1472), (1702, 1472)][(1700, 1353), (1807, 1353), (1807, 1403), (1700, 1403)][(1696, 1316), (1834, 1316), (1834, 1368), (1696, 1368)][(1709, 1386), (1763, 1386), (1763, 1435), (1709, 1435)]</text:p>
          </table:table-cell>
          <table:table-cell office:value-type="string">
            <text:p>[(1860, 1384), (1908, 1384), (1908, 1438), (1860, 143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79, 2364), (357, 2364), (357, 2411), (279, 241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0, 2422), (337, 2422), (337, 2470), (320, 247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2, 2481), (343, 2481), (343, 2531), (322, 253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1, 2544), (343, 2544), (343, 2594), (321, 259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21, 2523), (723, 2523), (723, 2594), (521, 2594)]</text:p>
          </table:table-cell>
          <table:table-cell office:value-type="string">
            <text:p>[(796, 2544), (939, 2544), (939, 2594), (796, 2594)]</text:p>
          </table:table-cell>
          <table:table-cell office:value-type="string">
            <text:p>[(988, 2494), (1101, 2494), (1101, 2585), (988, 2585)]</text:p>
          </table:table-cell>
          <table:table-cell office:value-type="string">
            <text:p/>
          </table:table-cell>
          <table:table-cell office:value-type="string">
            <text:p>[(1135, 2546), (1250, 2546), (1250, 2594), (1135, 2594)]</text:p>
          </table:table-cell>
          <table:table-cell office:value-type="string">
            <text:p>[(1263, 2551), (1305, 2551), (1305, 2600), (1263, 2600)]</text:p>
          </table:table-cell>
          <table:table-cell office:value-type="string">
            <text:p>[(1335, 2547), (1388, 2547), (1388, 2596), (1335, 259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3, 2548), (1629, 2548), (1629, 2596), (1573, 2596)]</text:p>
          </table:table-cell>
          <table:table-cell office:value-type="string">
            <text:p>[(1710, 2538), (1836, 2538), (1836, 2591), (1710, 2591)][(1717, 2498), (1783, 2498), (1783, 2547), (1717, 2547)][(1701, 2597), (1810, 2597), (1810, 2648), (1701, 2648)]</text:p>
          </table:table-cell>
          <table:table-cell office:value-type="string">
            <text:p>[(1863, 2545), (1893, 2545), (1893, 2595), (1863, 259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7, 2610), (344, 2610), (344, 2657), (317, 265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668), (343, 2668), (343, 2715), (323, 271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728), (341, 2728), (341, 2776), (323, 277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0, 2725), (638, 2725), (638, 2778), (610, 2778)]</text:p>
          </table:table-cell>
          <table:table-cell office:value-type="string">
            <text:p>[(859, 2727), (881, 2727), (881, 2775), (859, 2775)]</text:p>
          </table:table-cell>
          <table:table-cell office:value-type="string">
            <text:p>[(1001, 2727), (1063, 2727), (1063, 2779), (1001, 2779)]</text:p>
          </table:table-cell>
          <table:table-cell office:value-type="string">
            <text:p/>
          </table:table-cell>
          <table:table-cell office:value-type="string">
            <text:p>[(1130, 2727), (1235, 2727), (1235, 2779), (1130, 2779)]</text:p>
          </table:table-cell>
          <table:table-cell office:value-type="string">
            <text:p>[(1262, 2728), (1309, 2728), (1309, 2778), (1262, 2778)]</text:p>
          </table:table-cell>
          <table:table-cell office:value-type="string">
            <text:p>[(1327, 2689), (1409, 2689), (1409, 2781), (1327, 278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0, 2728), (1637, 2728), (1637, 2779), (1570, 2779)]</text:p>
          </table:table-cell>
          <table:table-cell office:value-type="string">
            <text:p>[(1714, 2841), (1857, 2841), (1857, 2894), (1714, 2894)][(1752, 2733), (1780, 2733), (1780, 2784), (1752, 2784)]</text:p>
          </table:table-cell>
          <table:table-cell office:value-type="string">
            <text:p>[(1869, 2733), (1896, 2733), (1896, 2783), (1869, 2783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2, 2789), (343, 2789), (343, 2837), (322, 283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8, 2855), (343, 2855), (343, 2902), (318, 290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2918), (341, 2918), (341, 2964), (319, 296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0, 2915), (613, 2915), (613, 2965), (590, 2965)]</text:p>
          </table:table-cell>
          <table:table-cell office:value-type="string">
            <text:p>[(839, 2917), (861, 2917), (861, 2967), (839, 2967)]</text:p>
          </table:table-cell>
          <table:table-cell office:value-type="string">
            <text:p>[(1007, 2907), (1052, 2907), (1052, 2957), (1007, 2957)]</text:p>
          </table:table-cell>
          <table:table-cell office:value-type="string">
            <text:p/>
          </table:table-cell>
          <table:table-cell office:value-type="string">
            <text:p>[(1139, 2915), (1243, 2915), (1243, 2964), (1139, 2964)]</text:p>
          </table:table-cell>
          <table:table-cell office:value-type="string">
            <text:p>[(1264, 2915), (1315, 2915), (1315, 2965), (1264, 2965)]</text:p>
          </table:table-cell>
          <table:table-cell office:value-type="string">
            <text:p>[(1329, 2883), (1421, 2883), (1421, 2966), (1329, 296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3, 2919), (1660, 2919), (1660, 2970), (1573, 2970)]</text:p>
          </table:table-cell>
          <table:table-cell office:value-type="string">
            <text:p>[(1719, 2966), (1815, 2966), (1815, 3015), (1719, 3015)][(1710, 2924), (1831, 2924), (1831, 2975), (1710, 2975)][(1716, 2871), (1823, 2871), (1823, 2921), (1716, 2921)]</text:p>
          </table:table-cell>
          <table:table-cell office:value-type="string">
            <text:p>[(1859, 2914), (1894, 2914), (1894, 2966), (1859, 2966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3042), (337, 3042), (337, 3087), (309, 3087)][(311, 2979), (334, 2979), (334, 3024), (311, 302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38.747508</meta:creation-date>
    <dc:date>2021-10-10T10:54:38.767076</dc:date>
    <meta:generator>http://pypi.python.org/pypi/ezodf/0.1.0$Python3.8.10 (default, Jun  4 2021, 15:09:15) 
[GCC 7.5.0]</meta:generator>
    <meta:document-statistic/>
    <meta:editing-cycles>1</meta:editing-cycles>
  </office:meta>
</office:document-meta>
</file>